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00b9ef5" fo:hyphenate="false" fo:hyphenation-remain-char-count="2" fo:hyphenation-push-char-count="2"/>
    </style:style>
    <style:style style:name="P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30b4c0d" fo:hyphenate="false" fo:hyphenation-remain-char-count="2" fo:hyphenation-push-char-count="2"/>
    </style:style>
    <style:style style:name="P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365f5dc" fo:hyphenate="false" fo:hyphenation-remain-char-count="2" fo:hyphenation-push-char-count="2"/>
    </style:style>
    <style:style style:name="P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style:font-weight-complex="normal" fo:hyphenate="false" fo:hyphenation-remain-char-count="2" fo:hyphenation-push-char-count="2"/>
    </style:style>
    <style:style style:name="P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a2ab05" officeooo:paragraph-rsid="01a2ab05" style:font-size-asian="11pt" style:font-size-complex="11pt" fo:hyphenate="false" fo:hyphenation-remain-char-count="2" fo:hyphenation-push-char-count="2"/>
    </style:style>
    <style:style style:name="P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35beda" officeooo:paragraph-rsid="02f8af1f" style:font-size-asian="11pt" style:font-size-complex="11pt" fo:hyphenate="false" fo:hyphenation-remain-char-count="2" fo:hyphenation-push-char-count="2"/>
    </style:style>
    <style:style style:name="P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74f18e" officeooo:paragraph-rsid="02f8af1f" style:font-size-asian="11pt" style:font-size-complex="11pt" fo:hyphenate="false" fo:hyphenation-remain-char-count="2" fo:hyphenation-push-char-count="2"/>
    </style:style>
    <style:style style:name="P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1f019d" officeooo:paragraph-rsid="03a22417" style:font-size-asian="11pt" style:font-size-complex="11pt" fo:hyphenate="false" fo:hyphenation-remain-char-count="2" fo:hyphenation-push-char-count="2"/>
    </style:style>
    <style:style style:name="P1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93a0a" officeooo:paragraph-rsid="00493a0a" style:font-size-asian="11pt" style:font-weight-asian="normal" style:font-size-complex="11pt" style:font-weight-complex="normal" fo:hyphenate="false" fo:hyphenation-remain-char-count="2" fo:hyphenation-push-char-count="2"/>
    </style:style>
    <style:style style:name="P1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6054b3" officeooo:paragraph-rsid="006054b3" style:font-size-asian="11pt" style:font-weight-asian="normal" style:font-size-complex="11pt" style:font-weight-complex="normal" fo:hyphenate="false" fo:hyphenation-remain-char-count="2" fo:hyphenation-push-char-count="2"/>
    </style:style>
    <style:style style:name="P1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efeb8" officeooo:paragraph-rsid="004efeb8" style:font-size-asian="11pt" style:font-weight-asian="normal" style:font-size-complex="11pt" style:font-weight-complex="normal" fo:hyphenate="false" fo:hyphenation-remain-char-count="2" fo:hyphenation-push-char-count="2"/>
    </style:style>
    <style:style style:name="P1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bold" officeooo:rsid="0090ab42" officeooo:paragraph-rsid="02f8af1f" style:font-size-asian="11pt" style:font-weight-asian="bold" style:font-size-complex="11pt" style:font-weight-complex="bold" fo:hyphenate="false" fo:hyphenation-remain-char-count="2" fo:hyphenation-push-char-count="2"/>
    </style:style>
    <style:style style:name="P1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0dfe900" officeooo:paragraph-rsid="02ed6c78" fo:hyphenate="false" fo:hyphenation-remain-char-count="2" fo:hyphenation-push-char-count="2"/>
    </style:style>
    <style:style style:name="P1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19847f" officeooo:paragraph-rsid="01204181" fo:hyphenate="false" fo:hyphenation-remain-char-count="2" fo:hyphenation-push-char-count="2"/>
    </style:style>
    <style:style style:name="P1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4fbd7d" officeooo:paragraph-rsid="017bd9e6" fo:hyphenate="false" fo:hyphenation-remain-char-count="2" fo:hyphenation-push-char-count="2"/>
    </style:style>
    <style:style style:name="P1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18c674" officeooo:paragraph-rsid="034f7fb2" style:font-weight-asian="normal" style:font-weight-complex="normal" fo:hyphenate="false" fo:hyphenation-remain-char-count="2" fo:hyphenation-push-char-count="2"/>
    </style:style>
    <style:style style:name="P1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2796337" officeooo:paragraph-rsid="02e4c02c" style:font-weight-asian="normal" style:font-weight-complex="normal" fo:hyphenate="false" fo:hyphenation-remain-char-count="2" fo:hyphenation-push-char-count="2"/>
    </style:style>
    <style:style style:name="P1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582137" officeooo:paragraph-rsid="03582137" style:font-weight-asian="normal" style:font-weight-complex="normal" fo:hyphenate="false" fo:hyphenation-remain-char-count="2" fo:hyphenation-push-char-count="2"/>
    </style:style>
    <style:style style:name="P2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41bf95b" officeooo:paragraph-rsid="04262533" style:font-weight-asian="normal" style:font-weight-complex="normal" fo:hyphenate="false" fo:hyphenation-remain-char-count="2" fo:hyphenation-push-char-count="2"/>
    </style:style>
    <style:style style:name="P2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74051c" officeooo:paragraph-rsid="0374051c" style:font-weight-asian="normal" style:font-weight-complex="normal" fo:hyphenate="false" fo:hyphenation-remain-char-count="2" fo:hyphenation-push-char-count="2"/>
    </style:style>
    <style:style style:name="P2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4423558" officeooo:paragraph-rsid="04423558" style:font-weight-asian="normal" style:font-weight-complex="normal" fo:hyphenate="false" fo:hyphenation-remain-char-count="2" fo:hyphenation-push-char-count="2"/>
    </style:style>
    <style:style style:name="P2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8495f3" officeooo:paragraph-rsid="00dfe900" fo:hyphenate="false" fo:hyphenation-remain-char-count="2" fo:hyphenation-push-char-count="2"/>
    </style:style>
    <style:style style:name="P2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51bbd7" officeooo:paragraph-rsid="015fb03b" fo:hyphenate="false" fo:hyphenation-remain-char-count="2" fo:hyphenation-push-char-count="2"/>
    </style:style>
    <style:style style:name="P2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3cab3a" officeooo:paragraph-rsid="013cab3a" fo:hyphenate="false" fo:hyphenation-remain-char-count="2" fo:hyphenation-push-char-count="2"/>
    </style:style>
    <style:style style:name="P2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574754" officeooo:paragraph-rsid="02574754" fo:hyphenate="false" fo:hyphenation-remain-char-count="2" fo:hyphenation-push-char-count="2"/>
    </style:style>
    <style:style style:name="P2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200f71" officeooo:paragraph-rsid="03200f71" fo:hyphenate="false" fo:hyphenation-remain-char-count="2" fo:hyphenation-push-char-count="2"/>
    </style:style>
    <style:style style:name="P2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265198" officeooo:paragraph-rsid="03265198" fo:hyphenate="false" fo:hyphenation-remain-char-count="2" fo:hyphenation-push-char-count="2"/>
    </style:style>
    <style:style style:name="P2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dd3120" officeooo:paragraph-rsid="02d9aa94" fo:hyphenate="false" fo:hyphenation-remain-char-count="2" fo:hyphenation-push-char-count="2"/>
    </style:style>
    <style:style style:name="P3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bold" officeooo:rsid="01fad906" officeooo:paragraph-rsid="01fad906" style:font-weight-asian="bold" style:font-weight-complex="bold" fo:hyphenate="false" fo:hyphenation-remain-char-count="2" fo:hyphenation-push-char-count="2"/>
    </style:style>
    <style:style style:name="P3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0e1278" officeooo:paragraph-rsid="030e1278" fo:hyphenate="false" fo:hyphenation-remain-char-count="2" fo:hyphenation-push-char-count="2"/>
    </style:style>
    <style:style style:name="P3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607680" officeooo:paragraph-rsid="03607680" fo:hyphenate="false" fo:hyphenation-remain-char-count="2" fo:hyphenation-push-char-count="2"/>
    </style:style>
    <style:style style:name="P3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658c95" officeooo:paragraph-rsid="02658c95" fo:hyphenate="false" fo:hyphenation-remain-char-count="2" fo:hyphenation-push-char-count="2"/>
    </style:style>
    <style:style style:name="P3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bb7bf2" officeooo:paragraph-rsid="03bb7bf2" fo:hyphenate="false" fo:hyphenation-remain-char-count="2" fo:hyphenation-push-char-count="2"/>
    </style:style>
    <style:style style:name="P3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cb0462" officeooo:paragraph-rsid="03cb0462" fo:hyphenate="false" fo:hyphenation-remain-char-count="2" fo:hyphenation-push-char-count="2"/>
    </style:style>
    <style:style style:name="P3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413c7c9" officeooo:paragraph-rsid="0413c7c9" fo:hyphenate="false" fo:hyphenation-remain-char-count="2" fo:hyphenation-push-char-count="2"/>
    </style:style>
    <style:style style:name="P3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size="11pt" fo:font-weight="normal" officeooo:rsid="00eb6402" officeooo:paragraph-rsid="02fd1bdc" style:font-size-asian="11pt" style:font-weight-asian="normal" style:font-size-complex="11pt" style:font-weight-complex="normal" fo:hyphenate="false" fo:hyphenation-remain-char-count="2" fo:hyphenation-push-char-count="2"/>
    </style:style>
    <style:style style:name="P3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bc9d10" officeooo:paragraph-rsid="01bc9d10" style:font-weight-asian="bold" style:font-weight-complex="bold" fo:hyphenate="false" fo:hyphenation-remain-char-count="2" fo:hyphenation-push-char-count="2"/>
    </style:style>
    <style:style style:name="P3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1" fo:font-weight="normal" officeooo:rsid="040fae3f" officeooo:paragraph-rsid="040fae3f" style:font-weight-asian="normal" style:font-weight-complex="normal" fo:hyphenate="false" fo:hyphenation-remain-char-count="2" fo:hyphenation-push-char-count="2"/>
    </style:style>
    <style:style style:name="P4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169624c" officeooo:paragraph-rsid="0169624c" fo:hyphenate="false" fo:hyphenation-remain-char-count="2" fo:hyphenation-push-char-count="2"/>
    </style:style>
    <style:style style:name="P4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0481a3" officeooo:paragraph-rsid="02152ce7" style:font-weight-asian="normal" style:font-weight-complex="normal" fo:hyphenate="false" fo:hyphenation-remain-char-count="2" fo:hyphenation-push-char-count="2"/>
    </style:style>
    <style:style style:name="P4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b3ec18" officeooo:paragraph-rsid="033e4e99" style:font-weight-asian="normal" style:font-weight-complex="normal" fo:hyphenate="false" fo:hyphenation-remain-char-count="2" fo:hyphenation-push-char-count="2"/>
    </style:style>
    <style:style style:name="P4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font-weight="normal" officeooo:paragraph-rsid="000b9ef5" style:font-weight-asian="normal" style:font-weight-complex="normal" fo:hyphenate="false" fo:hyphenation-remain-char-count="2" fo:hyphenation-push-char-count="2"/>
    </style:style>
    <style:style style:name="P4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1" fo:font-weight="bold" officeooo:rsid="0232e91e" officeooo:paragraph-rsid="02549990" style:font-weight-asian="bold" style:font-weight-complex="bold" fo:hyphenate="false" fo:hyphenation-remain-char-count="2" fo:hyphenation-push-char-count="2"/>
    </style:style>
    <style:style style:name="P4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 fo:font-weight="normal" officeooo:rsid="03c31e9a" officeooo:paragraph-rsid="03c31e9a" style:font-weight-asian="normal" style:font-weight-complex="normal" fo:hyphenate="false" fo:hyphenation-remain-char-count="2" fo:hyphenation-push-char-count="2"/>
    </style:style>
    <style:style style:name="P4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 fo:font-weight="bold" officeooo:rsid="03451555" officeooo:paragraph-rsid="03200f71" style:font-weight-asian="bold" style:font-weight-complex="bold" fo:hyphenate="false" fo:hyphenation-remain-char-count="2" fo:hyphenation-push-char-count="2"/>
    </style:style>
    <style:style style:name="P47" style:family="paragraph" style:parent-style-name="Standard" style:master-page-name="Standard">
      <style:paragraph-properties fo:margin-top="0in" fo:margin-bottom="0.139in" loext:contextual-spacing="false" fo:line-height="115%" fo:text-align="start" style:justify-single-word="false" fo:orphans="0" fo:widows="0" fo:hyphenation-ladder-count="no-limit" style:page-number="auto" style:writing-mode="lr-tb"/>
      <style:text-properties style:font-name="Calibri" officeooo:rsid="02414a8a" officeooo:paragraph-rsid="000b9ef5" fo:hyphenate="false" fo:hyphenation-remain-char-count="2" fo:hyphenation-push-char-count="2"/>
    </style:style>
    <style:style style:name="P4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4554469" officeooo:paragraph-rsid="04554469" fo:hyphenate="false" fo:hyphenation-remain-char-count="2" fo:hyphenation-push-char-count="2"/>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030063" style:font-size-asian="11pt"/>
    </style:style>
    <style:style style:name="T3" style:family="text">
      <style:text-properties style:font-name="Calibri" fo:font-size="11pt" fo:language="en" fo:country="none" fo:font-weight="bold" style:font-size-asian="11pt" style:font-weight-asian="bold"/>
    </style:style>
    <style:style style:name="T4" style:family="text">
      <style:text-properties style:font-name="Calibri" fo:font-size="11pt" fo:language="en" fo:country="none" fo:font-weight="normal" style:font-size-asian="11pt" style:font-weight-asian="normal"/>
    </style:style>
    <style:style style:name="T5" style:family="text">
      <style:text-properties style:font-name="Calibri" fo:font-size="11pt" fo:language="en" fo:country="none" fo:font-weight="normal" officeooo:rsid="0011cd8e" style:font-size-asian="11pt" style:font-weight-asian="normal" style:font-size-complex="11pt" style:font-weight-complex="normal"/>
    </style:style>
    <style:style style:name="T6" style:family="text">
      <style:text-properties style:font-name="Calibri" fo:font-size="11pt" fo:language="en" fo:country="none" fo:font-weight="normal" officeooo:rsid="0024e8cd" style:font-size-asian="11pt" style:font-weight-asian="normal" style:font-size-complex="11pt" style:font-weight-complex="normal"/>
    </style:style>
    <style:style style:name="T7" style:family="text">
      <style:text-properties style:font-name="Calibri" officeooo:rsid="00bfe1d5"/>
    </style:style>
    <style:style style:name="T8" style:family="text">
      <style:text-properties style:font-name="Calibri" fo:font-weight="bold" officeooo:rsid="00bfe1d5" style:font-weight-asian="bold" style:font-weight-complex="bold"/>
    </style:style>
    <style:style style:name="T9" style:family="text">
      <style:text-properties style:font-name="Calibri" fo:font-weight="bold" officeooo:rsid="01761ccb" style:font-weight-asian="bold" style:font-weight-complex="bold"/>
    </style:style>
    <style:style style:name="T10" style:family="text">
      <style:text-properties style:font-name="Calibri" fo:font-weight="bold" officeooo:rsid="0365f5dc" style:font-weight-asian="bold" style:font-weight-complex="bold"/>
    </style:style>
    <style:style style:name="T11" style:family="text">
      <style:text-properties style:font-name="Calibri" fo:font-weight="normal" style:font-weight-asian="normal" style:font-weight-complex="normal"/>
    </style:style>
    <style:style style:name="T12" style:family="text">
      <style:text-properties style:font-name="Calibri" fo:font-weight="normal" officeooo:rsid="0191fbb2" style:font-weight-asian="normal" style:font-weight-complex="normal"/>
    </style:style>
    <style:style style:name="T13" style:family="text">
      <style:text-properties style:font-name="Calibri" fo:font-weight="normal" officeooo:rsid="01761ccb" style:font-weight-asian="normal" style:font-weight-complex="normal"/>
    </style:style>
    <style:style style:name="T14" style:family="text">
      <style:text-properties style:font-name="Calibri" officeooo:rsid="0365f5dc"/>
    </style:style>
    <style:style style:name="T15" style:family="text">
      <style:text-properties style:font-name="Calibri" officeooo:rsid="03663859"/>
    </style:style>
    <style:style style:name="T16" style:family="text">
      <style:text-properties style:font-name="Calibri" officeooo:rsid="040661ed"/>
    </style:style>
    <style:style style:name="T17" style:family="text">
      <style:text-properties fo:font-weight="bold" style:font-weight-asian="bold" style:font-weight-complex="bold"/>
    </style:style>
    <style:style style:name="T18" style:family="text">
      <style:text-properties fo:font-weight="bold" officeooo:rsid="01addea5" style:font-weight-asian="bold" style:font-weight-complex="bold"/>
    </style:style>
    <style:style style:name="T19" style:family="text">
      <style:text-properties fo:font-weight="bold" officeooo:rsid="011b8081" style:font-weight-asian="bold" style:font-weight-complex="bold"/>
    </style:style>
    <style:style style:name="T20" style:family="text">
      <style:text-properties fo:font-weight="bold" officeooo:rsid="01913c8e" style:font-weight-asian="bold" style:font-weight-complex="bold"/>
    </style:style>
    <style:style style:name="T21" style:family="text">
      <style:text-properties fo:language="en" fo:country="none"/>
    </style:style>
    <style:style style:name="T22" style:family="text">
      <style:text-properties fo:language="en" fo:country="none" officeooo:rsid="00198e38"/>
    </style:style>
    <style:style style:name="T23" style:family="text">
      <style:text-properties fo:language="en" fo:country="none" officeooo:rsid="004f9c9d"/>
    </style:style>
    <style:style style:name="T24" style:family="text">
      <style:text-properties fo:language="en" fo:country="none" officeooo:rsid="00c980b7"/>
    </style:style>
    <style:style style:name="T25" style:family="text">
      <style:text-properties fo:font-weight="normal" officeooo:rsid="016d4fad" style:font-weight-asian="normal" style:font-weight-complex="normal"/>
    </style:style>
    <style:style style:name="T26" style:family="text">
      <style:text-properties fo:font-weight="normal" officeooo:rsid="02f2df3c" style:font-weight-asian="normal" style:font-weight-complex="normal"/>
    </style:style>
    <style:style style:name="T27" style:family="text">
      <style:text-properties officeooo:rsid="00640591"/>
    </style:style>
    <style:style style:name="T28" style:family="text">
      <style:text-properties fo:color="#000000"/>
    </style:style>
    <style:style style:name="T29" style:family="text">
      <style:text-properties fo:color="#000000" style:font-name="Calibri1"/>
    </style:style>
    <style:style style:name="T30" style:family="text">
      <style:text-properties fo:color="#000000" style:font-name="Calibri1" fo:font-weight="bold" style:font-weight-asian="bold" style:font-weight-complex="bold"/>
    </style:style>
    <style:style style:name="T31" style:family="text">
      <style:text-properties fo:color="#000000" style:font-name="Calibri1" fo:font-weight="bold" officeooo:rsid="0442fe95" style:font-weight-asian="bold" style:font-weight-complex="bold"/>
    </style:style>
    <style:style style:name="T32" style:family="text">
      <style:text-properties fo:color="#000000" style:font-name="Calibri1" fo:font-weight="normal" officeooo:rsid="018dee1f" style:font-weight-asian="normal" style:font-weight-complex="normal"/>
    </style:style>
    <style:style style:name="T33" style:family="text">
      <style:text-properties fo:color="#000000" style:font-name="Calibri1" fo:font-weight="normal" officeooo:rsid="018df671" style:font-weight-asian="normal" style:font-weight-complex="normal"/>
    </style:style>
    <style:style style:name="T34" style:family="text">
      <style:text-properties fo:color="#000000" style:font-name="Calibri1" fo:font-weight="normal" officeooo:rsid="01ddfe69" style:font-weight-asian="normal" style:font-weight-complex="normal"/>
    </style:style>
    <style:style style:name="T35" style:family="text">
      <style:text-properties fo:color="#000000" style:font-name="Calibri1" officeooo:rsid="03194461"/>
    </style:style>
    <style:style style:name="T36" style:family="text">
      <style:text-properties fo:color="#000000" style:font-name="Calibri1" officeooo:rsid="03427cf8"/>
    </style:style>
    <style:style style:name="T37" style:family="text">
      <style:text-properties fo:color="#000000" style:font-name="Calibri1" officeooo:rsid="034469af"/>
    </style:style>
    <style:style style:name="T38" style:family="text">
      <style:text-properties fo:color="#000000" style:font-name="Calibri1" officeooo:rsid="034dd375"/>
    </style:style>
    <style:style style:name="T39" style:family="text">
      <style:text-properties fo:color="#000000" style:font-name="Calibri1" officeooo:rsid="034ff3f1"/>
    </style:style>
    <style:style style:name="T40" style:family="text">
      <style:text-properties fo:color="#000000" style:font-name="Calibri1" officeooo:rsid="035bb03b"/>
    </style:style>
    <style:style style:name="T41" style:family="text">
      <style:text-properties fo:color="#000000" style:font-name="Calibri1" officeooo:rsid="035e0e36"/>
    </style:style>
    <style:style style:name="T42" style:family="text">
      <style:text-properties fo:color="#000000" style:font-name="Calibri1" officeooo:rsid="035fc553"/>
    </style:style>
    <style:style style:name="T43" style:family="text">
      <style:text-properties fo:color="#000000" style:font-name="Calibri1" officeooo:rsid="03755cc2"/>
    </style:style>
    <style:style style:name="T44" style:family="text">
      <style:text-properties fo:color="#000000" style:font-name="Calibri1" officeooo:rsid="03761c6f"/>
    </style:style>
    <style:style style:name="T45" style:family="text">
      <style:text-properties fo:color="#000000" style:font-name="Calibri1" officeooo:rsid="03a5c541"/>
    </style:style>
    <style:style style:name="T46" style:family="text">
      <style:text-properties fo:color="#000000" style:font-name="Calibri1" officeooo:rsid="03d59c60"/>
    </style:style>
    <style:style style:name="T47" style:family="text">
      <style:text-properties fo:color="#000000" style:font-name="Calibri1" officeooo:rsid="03e938f0"/>
    </style:style>
    <style:style style:name="T48" style:family="text">
      <style:text-properties fo:color="#000000" style:font-name="Calibri1" officeooo:rsid="041c6009"/>
    </style:style>
    <style:style style:name="T49" style:family="text">
      <style:text-properties fo:color="#000000" style:font-name="Calibri1" officeooo:rsid="041cf067"/>
    </style:style>
    <style:style style:name="T50" style:family="text">
      <style:text-properties fo:color="#000000" style:font-name="Calibri1" officeooo:rsid="041e7c4f"/>
    </style:style>
    <style:style style:name="T51" style:family="text">
      <style:text-properties fo:color="#000000" style:font-name="Calibri1" officeooo:rsid="04204959"/>
    </style:style>
    <style:style style:name="T52" style:family="text">
      <style:text-properties fo:color="#000000" style:font-name="Calibri1" officeooo:rsid="04276dc9"/>
    </style:style>
    <style:style style:name="T53" style:family="text">
      <style:text-properties fo:color="#000000" style:font-name="Calibri1" officeooo:rsid="0429ee35"/>
    </style:style>
    <style:style style:name="T54" style:family="text">
      <style:text-properties fo:color="#000000" style:font-name="Calibri1" officeooo:rsid="044698c9"/>
    </style:style>
    <style:style style:name="T55" style:family="text">
      <style:text-properties fo:color="#000000" style:font-name="Calibri1" officeooo:rsid="044cac8a"/>
    </style:style>
    <style:style style:name="T56" style:family="text">
      <style:text-properties fo:color="#000000" style:font-name="Calibri1" officeooo:rsid="044df335"/>
    </style:style>
    <style:style style:name="T57" style:family="text">
      <style:text-properties fo:color="#000000" style:font-name="Calibri1" officeooo:rsid="044e1ac9"/>
    </style:style>
    <style:style style:name="T58" style:family="text">
      <style:text-properties fo:color="#000000" style:font-name="Calibri1" officeooo:rsid="044fc9a6"/>
    </style:style>
    <style:style style:name="T59" style:family="text">
      <style:text-properties fo:color="#000000" style:font-name="Calibri1" officeooo:rsid="04518469"/>
    </style:style>
    <style:style style:name="T60" style:family="text">
      <style:text-properties fo:color="#000000" style:font-name="Calibri1" officeooo:rsid="0453597c"/>
    </style:style>
    <style:style style:name="T61" style:family="text">
      <style:text-properties fo:color="#000000" style:font-name="Calibri1" officeooo:rsid="04546f1c"/>
    </style:style>
    <style:style style:name="T62" style:family="text">
      <style:text-properties fo:color="#000000" fo:font-weight="normal" officeooo:rsid="0153168c" style:font-weight-asian="normal" style:font-weight-complex="normal"/>
    </style:style>
    <style:style style:name="T63" style:family="text">
      <style:text-properties fo:color="#000000" fo:font-weight="normal" officeooo:rsid="01a672ee" style:font-weight-asian="normal" style:font-weight-complex="normal"/>
    </style:style>
    <style:style style:name="T64" style:family="text">
      <style:text-properties fo:color="#000000" officeooo:rsid="0209ab83"/>
    </style:style>
    <style:style style:name="T65" style:family="text">
      <style:text-properties fo:color="#000000" officeooo:rsid="0270ef13"/>
    </style:style>
    <style:style style:name="T66" style:family="text">
      <style:text-properties fo:color="#000000" officeooo:rsid="02747ba8"/>
    </style:style>
    <style:style style:name="T67" style:family="text">
      <style:text-properties fo:color="#000000" officeooo:rsid="022827dc"/>
    </style:style>
    <style:style style:name="T68" style:family="text">
      <style:text-properties fo:color="#000000" officeooo:rsid="028a8e09"/>
    </style:style>
    <style:style style:name="T69" style:family="text">
      <style:text-properties fo:color="#000000" officeooo:rsid="02afe68f"/>
    </style:style>
    <style:style style:name="T70" style:family="text">
      <style:text-properties fo:color="#000000" officeooo:rsid="027b3cf4"/>
    </style:style>
    <style:style style:name="T71" style:family="text">
      <style:text-properties fo:color="#000000" officeooo:rsid="0341c889"/>
    </style:style>
    <style:style style:name="T72" style:family="text">
      <style:text-properties fo:color="#000000" officeooo:rsid="033e4e99"/>
    </style:style>
    <style:style style:name="T73" style:family="text">
      <style:text-properties fo:color="#000000" officeooo:rsid="033f04f4"/>
    </style:style>
    <style:style style:name="T74" style:family="text">
      <style:text-properties fo:color="#000000" officeooo:rsid="031d8a19"/>
    </style:style>
    <style:style style:name="T75" style:family="text">
      <style:text-properties fo:color="#ff0000" officeooo:rsid="025885a7"/>
    </style:style>
    <style:style style:name="T76" style:family="text">
      <style:text-properties style:font-name="Calibri1"/>
    </style:style>
    <style:style style:name="T77" style:family="text">
      <style:text-properties style:font-name="Calibri1" officeooo:rsid="01e31317"/>
    </style:style>
    <style:style style:name="T78" style:family="text">
      <style:text-properties style:font-name="Calibri1" officeooo:rsid="01f0a7f3"/>
    </style:style>
    <style:style style:name="T79" style:family="text">
      <style:text-properties style:font-name="Calibri1" officeooo:rsid="01f546e2"/>
    </style:style>
    <style:style style:name="T80" style:family="text">
      <style:text-properties style:font-name="Calibri1" officeooo:rsid="0229a258"/>
    </style:style>
    <style:style style:name="T81" style:family="text">
      <style:text-properties style:font-name="Calibri1" fo:font-weight="bold" officeooo:rsid="0229a258" style:font-weight-asian="bold" style:font-weight-complex="bold"/>
    </style:style>
    <style:style style:name="T82" style:family="text">
      <style:text-properties officeooo:rsid="01029e24"/>
    </style:style>
    <style:style style:name="T83" style:family="text">
      <style:text-properties officeooo:rsid="011b8081"/>
    </style:style>
    <style:style style:name="T84" style:family="text">
      <style:text-properties officeooo:rsid="0074f18e"/>
    </style:style>
    <style:style style:name="T85" style:family="text">
      <style:text-properties officeooo:rsid="0151af63"/>
    </style:style>
    <style:style style:name="T86" style:family="text">
      <style:text-properties officeooo:rsid="0153168c"/>
    </style:style>
    <style:style style:name="T87" style:family="text">
      <style:text-properties officeooo:rsid="0159d365"/>
    </style:style>
    <style:style style:name="T88" style:family="text">
      <style:text-properties officeooo:rsid="015bcb91"/>
    </style:style>
    <style:style style:name="T89" style:family="text">
      <style:text-properties officeooo:rsid="01a739ff"/>
    </style:style>
    <style:style style:name="T90" style:family="text">
      <style:text-properties officeooo:rsid="01a89203"/>
    </style:style>
    <style:style style:name="T91" style:family="text">
      <style:text-properties officeooo:rsid="01ab5556"/>
    </style:style>
    <style:style style:name="T92" style:family="text">
      <style:text-properties officeooo:rsid="01ad481c"/>
    </style:style>
    <style:style style:name="T93" style:family="text">
      <style:text-properties officeooo:rsid="025885a7"/>
    </style:style>
    <style:style style:name="T94" style:family="text">
      <style:text-properties officeooo:rsid="030ecbf9"/>
    </style:style>
    <style:style style:name="T95" style:family="text">
      <style:text-properties officeooo:rsid="0320c646"/>
    </style:style>
    <style:style style:name="T96" style:family="text">
      <style:text-properties officeooo:rsid="03216f0d"/>
    </style:style>
    <style:style style:name="T97" style:family="text">
      <style:text-properties officeooo:rsid="03613640"/>
    </style:style>
    <style:style style:name="T98" style:family="text">
      <style:text-properties officeooo:rsid="038043cf"/>
    </style:style>
    <style:style style:name="T99" style:family="text">
      <style:text-properties officeooo:rsid="038f5779"/>
    </style:style>
    <style:style style:name="T100" style:family="text">
      <style:text-properties fo:background-color="transparent" loext:char-shading-value="0"/>
    </style:style>
    <style:style style:name="T101" style:family="text">
      <style:text-properties officeooo:rsid="01d314d8" fo:background-color="transparent" loext:char-shading-value="0"/>
    </style:style>
    <style:style style:name="T102" style:family="text">
      <style:text-properties officeooo:rsid="03cc0831"/>
    </style:style>
    <style:style style:name="T103" style:family="text">
      <style:text-properties officeooo:rsid="04142e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6"><text:span text:style-name="T75">implement only functional (gameplay) stuff</text:span><text:span text:style-name="T93"> ; watch some strategies on youtube ;</text:span></text:p>
      <text:p text:style-name="P27"><text:span text:style-name="T96">YET ANOTHER STUPIDITY IN UNITY =&gt;</text:span> WHEN NESTING UI ELEMENTS, PUT IMAGE COMPONENT ON NESTING GAME OBJECT – <text:span text:style-name="T95">OTHERWISE CHILD ELEMENTS WILL BECOME FROZEN (UNABLE TO CHANGE ANCHORS)</text:span></text:p>
      <text:p text:style-name="P46"/>
      <text:p text:style-name="P3"><text:span text:style-name="T10">adapt for FoW</text:span><text:span text:style-name="T14"> :</text:span><text:span text:style-name="T15"> trees ? ; explosion ; water ? ; building placement ; resource gatherer ; AI ; range ring ; camera focus object</text:span><text:span text:style-name="T16"> ;</text:span></text:p>
      <text:p text:style-name="P35">each object should have it's icon – <text:span text:style-name="T102">where to use it</text:span> : <text:span text:style-name="T102">training button, object name button, training queue, info area, </text:span></text:p>
      <text:p text:style-name="P28"/>
      <text:p text:style-name="P28">add <text:span text:style-name="T98">some</text:span> UI controls : </text:p>
      <text:p text:style-name="P29">we need some powerful UI dialogs/windows for controlling nation, diplomacy, resources, settlers, trainings, etc – TabbedView, Table ;</text:p>
      <text:p text:style-name="P31"><text:span text:style-name="T17">UI table</text:span> –<text:span text:style-name="T94"> each entry can be created with custom function (allows to create button, dropdown, slider, etc) ; option to enable/disable scrolling – if disabled, all entries are shrinked to fit size ; prefab will contain vertical scroll view ; script will ask for horizontal layout group prefab (or maybe not), and generate them as needed ;</text:span></text:p>
      <text:p text:style-name="P48">create script which will automatically setup uGameCore – allows to import new version of uGameCore</text:p>
      <text:p text:style-name="P32">cell should keep a List of all units inside, not a hashtable – it's because remove and lookup operations are rare <text:span text:style-name="T97">(only when unit moves from one cell to another)</text:span>, while iteration is very often</text:p>
      <text:p text:style-name="P17"><text:span text:style-name="T35">AI :</text:span><text:span text:style-name="T29"> </text:span><text:span text:style-name="T30">defend action</text:span><text:span text:style-name="T29"> – it will also influence general AI behaviour</text:span><text:span text:style-name="T36"> ; </text:span><text:span text:style-name="T37">maybe refresh grouping position over time ? ; </text:span><text:span text:style-name="T38">join units even if grouping ; </text:span><text:span text:style-name="T41">better attack </text:span><text:span text:style-name="T42">target</text:span><text:span text:style-name="T41"> finding ; </text:span><text:span text:style-name="T54">training coeficients should be affected by current trainings</text:span><text:span text:style-name="T47"> ; </text:span><text:span text:style-name="T55">better continuation of attack campaign – if strength of ob</text:span><text:span text:style-name="T56">je</text:span><text:span text:style-name="T55">cts is sufficient, don't move them </text:span><text:span text:style-name="T59">back</text:span><text:span text:style-name="T55"> </text:span><text:span text:style-name="T58">to town center </text:span><text:span text:style-name="T60">(or back to grouping position)</text:span><text:span text:style-name="T55"> – </text:span><text:span text:style-name="T57">move them </text:span><text:span text:style-name="T61">back</text:span><text:span text:style-name="T57"> only if failed to find appropriate attack target</text:span><text:span text:style-name="T55"> ;</text:span></text:p>
      <text:p text:style-name="P17"><text:span text:style-name="T39">when owning object is attacked – </text:span><text:span text:style-name="T40">play alert sound</text:span></text:p>
      <text:p text:style-name="P21"><text:span text:style-name="T40">m</text:span><text:span text:style-name="T29">inimap – draw circles ; </text:span><text:span text:style-name="T43">take a picture of terrain to use as a background </text:span><text:span text:style-name="T44">(from code, </text:span><text:span text:style-name="T46">or maybe not</text:span><text:span text:style-name="T44">)</text:span><text:span text:style-name="T43"> ;</text:span></text:p>
      <text:p text:style-name="P22"><text:soft-page-break/><text:span text:style-name="T43">C</text:span><text:span text:style-name="T29">ursor – </text:span><text:span text:style-name="T31">texture</text:span><text:span text:style-name="T30"> is not updated until mouse is moved</text:span></text:p>
      <text:p text:style-name="P20"><text:span text:style-name="T39">F</text:span><text:span text:style-name="T29">oW – </text:span><text:span text:style-name="T50">generate </text:span><text:span text:style-name="T51">the </text:span><text:span text:style-name="T50">texture by rendering to it</text:span><text:span text:style-name="T29"> – </text:span><text:span text:style-name="T52">it will offload the work from CPU, and there won't be copying of texture to GPU</text:span><text:span text:style-name="T29"> - </text:span><text:span text:style-name="T48">should </text:span><text:span text:style-name="T53">greatly</text:span><text:span text:style-name="T48"> improve performance, </text:span><text:span text:style-name="T49">especially for large maps</text:span></text:p>
      <text:p text:style-name="P19"><text:span text:style-name="T39">u</text:span><text:span text:style-name="T29">se line </text:span><text:span text:style-name="T45">renderer</text:span><text:span text:style-name="T29"> for range ring</text:span></text:p>
      <text:p text:style-name="P39">resources dont draw selection bar</text:p>
      <text:p text:style-name="P42"><text:span text:style-name="T72">when to </text:span><text:span text:style-name="T28">use </text:span><text:span text:style-name="T73">circle</text:span><text:span text:style-name="T28"> </text:span><text:span text:style-name="T73">search through cells</text:span><text:span text:style-name="T28"> : resource gatherer – when searching for resources</text:span><text:span text:style-name="T74"> ; AI gather action – when searching for resource ; AI – finding attack target ;</text:span></text:p>
      <text:p text:style-name="P44"><text:span text:style-name="T67">rocket launcher</text:span><text:span text:style-name="T64"> –</text:span><text:span text:style-name="T65"> </text:span><text:span text:style-name="T66">create explosion on rocket impact</text:span><text:span text:style-name="T68"> ; area damage ;</text:span></text:p>
      <text:p text:style-name="P45"><text:span text:style-name="T68">p</text:span><text:span text:style-name="T28">rojectiles should be pooled</text:span></text:p>
      <text:p text:style-name="P18"><text:span text:style-name="T68">AI </text:span><text:span text:style-name="T69">attack</text:span><text:span text:style-name="T68"> –</text:span><text:span text:style-name="T70"> check for 30 objects every time (in a coroutine) ; check areas around path for enemy objects – maybe AI should not search through objects, but through areas – use </text:span><text:span text:style-name="T71">circle</text:span><text:span text:style-name="T70"> search – this avoids the need to check areas around path ;</text:span></text:p>
      <text:p text:style-name="P30"><text:span text:style-name="T79">n</text:span><text:span text:style-name="T76">av mesh blocks when there are many units attacking</text:span></text:p>
      <text:p text:style-name="P14"><text:span text:style-name="T77">settler (gathering and constructing) failure handling -</text:span><text:span text:style-name="T80">&gt; </text:span><text:span text:style-name="T81">implement MoveToObject</text:span><text:span text:style-name="T78"> ;</text:span></text:p>
      <text:p text:style-name="P23"><text:span text:style-name="T17">dont </text:span><text:span text:style-name="T20">clone</text:span><text:span text:style-name="T17"> the whole terrain game object, just </text:span><text:span text:style-name="T20">clone</text:span><text:span text:style-name="T17"> terrain data and assign it</text:span></text:p>
      <text:p text:style-name="P36">camera frustrum is not visible <text:span text:style-name="T103">when playing</text:span> 1000x1000 map</text:p>
      <text:p text:style-name="P25"><text:span text:style-name="T90">w</text:span>hat should be done separately (when on dedicated server) : </text:p>
      <text:p text:style-name="P33">what is not synced over network : projectiles ? ; <text:span text:style-name="T99">building crash pieces ? ; AI enabled state for non-controlled countries ;</text:span></text:p>
      <text:p text:style-name="P34">what does not use corners of object (but only transform position) : scanning for objects ; fog of war ; cell manager ;</text:p>
      <text:p text:style-name="P15"><text:span text:style-name="T89">settler :</text:span> <text:span text:style-name="T19">if settler can not gather for certain amount of time, then try to find another gatherable of that type -&gt; increase unwanted factor for that gatherable instance</text:span><text:span text:style-name="T83"> ; if settler can not get to building to construct it, for certain amount of time, abort ; both of these 2 features can be handled with single script ;</text:span></text:p>
      <text:p text:style-name="P16"><text:span text:style-name="T26">start</text:span><text:span text:style-name="T25"> </text:span><text:span text:style-name="T26">game</text:span><text:span text:style-name="T25"> menu</text:span> : choose :<text:span text:style-name="T87"> country color</text:span>, amount of resources to generate <text:span text:style-name="T88">(not needed for now)</text:span>, <text:span text:style-name="T85">startup buildings ; we need listbox of countries ;</text:span></text:p>
      <text:p text:style-name="P24"><text:soft-page-break/><text:span text:style-name="T63">w</text:span><text:span text:style-name="T62">hen 'battle' scene is loaded</text:span><text:span text:style-name="T86"> : generate resources (not needed for now, we can use fixed resources created in editor) ;</text:span></text:p>
      <text:p text:style-name="P41">create more of smaller maps – it's boring when map is huge</text:p>
      <text:p text:style-name="P38"><text:span text:style-name="T100">perhaps rotate units based on terrain </text:span><text:span text:style-name="T101">(use terrain normal as up vector)</text:span></text:p>
      <text:p text:style-name="P40"><text:span text:style-name="T12">spawning </text:span><text:span text:style-name="T11">buildings on scene startup :</text:span><text:span text:style-name="T9"> </text:span><text:span text:style-name="T13">generate more spawn points (another circle) ; maybe we shouldn't pick spawn point with smallest sum of distances, but with highest distance to closest used position ;</text:span></text:p>
      <text:p text:style-name="P1"><text:span text:style-name="T7">fort, tower, tank, truck are </text:span><text:span text:style-name="T8">too graphically demanding</text:span><text:span text:style-name="T7"> ;</text:span></text:p>
      <text:p text:style-name="P9"><text:span text:style-name="T18">nations' </text:span><text:span text:style-name="T17">UI</text:span> –<text:span text:style-name="T82"> num idle settlers (</text:span><text:span text:style-name="T32">construct</text:span><text:span text:style-name="T33">ed</text:span><text:span text:style-name="T32"> building is not synced -</text:span><text:span text:style-name="T34">&gt; wrong number of idle settlers</text:span><text:span text:style-name="T82">) ; num settlers per resource ;</text:span></text:p>
      <text:p text:style-name="P6"><text:span text:style-name="T17">objects' UI</text:span> : country flag ; <text:span text:style-name="T91">goto button ; experience ; num kills ; object's icon ; training queue should be displayed using buttons ;</text:span></text:p>
      <text:p text:style-name="P11">Prevent camera from going belo<text:span text:style-name="T27">w water</text:span>.</text:p>
      <text:p text:style-name="P7"><text:span text:style-name="T92">m</text:span>obile : <text:span text:style-name="T84">how to rotate (and even place ?) buildings on mobile ? - use mobile control rig ; <text:s/>how to limit fps ;</text:span></text:p>
      <text:p text:style-name="P8">speed up camera and zoom with shift </text:p>
      <text:p text:style-name="P13">green selection box</text:p>
      <text:p text:style-name="P37"><text:span text:style-name="T24">O</text:span><text:span text:style-name="T21">bjects can be selected even if under terrain.</text:span></text:p>
      <text:p text:style-name="P10"><text:span text:style-name="T22">C</text:span><text:span text:style-name="T21">onvert wall to gate.</text:span></text:p>
      <text:p text:style-name="P12"><text:span text:style-name="T21">Queued </text:span><text:span text:style-name="T23">orders</text:span><text:span text:style-name="T21">.</text:span></text:p>
      <text:p text:style-name="P2"><text:span text:style-name="T5">S</text:span><text:span text:style-name="T6">pawning units – we need to sample nav mesh position ?</text:span></text:p>
      <text:p text:style-name="P4"/>
      <text:p text:style-name="P4"/>
      <text:p text:style-name="P5">- Maybe don't use units which need animations, we don't need to make middle age strategy, use tanks, aircraft, ships, because they require no animations - this can be some kind of a futuristic game ;</text:p>
      <text:p text:style-name="P43"><text:span text:style-name="T1">- Unit animations - extract models from other games ; find game which has 3D models with animations and textures, which can be converted to usable 3D model ; game</text:span><text:span text:style-name="T2">s</text:span><text:span text:style-name="T1"> to look: </text:span></text:p>
      <text:p text:style-name="P5">- AoE 3 (gr2),</text:p>
      <text:p text:style-name="P5">- Rise Of Nations (BH3) - no way to import models ;</text:p>
      <text:p text:style-name="P5"><text:soft-page-break/>- Medieval II Total War, Medieval: Total War, Empire: Total War,</text:p>
      <text:p text:style-name="P5">- Rise of Nations: Rise of Legends - no suitable units ;</text:p>
      <text:p text:style-name="P43"><text:span text:style-name="T1">- Age of Mythology (brg) - models CAN be imported via GMAX ; </text:span><text:span text:style-name="T2">and </text:span><text:span text:style-name="T1">there </text:span><text:span text:style-name="T2">are</text:span><text:span text:style-name="T1"> suitable units to use ;</text:span></text:p>
      <text:p text:style-name="P5">- Empire Earth (cem) - models can't be modified ? ;</text:p>
      <text:p text:style-name="P5">- Empire Earth II (nif),</text:p>
      <text:p text:style-name="P5">- Civilization, </text:p>
      <text:p text:style-name="P5">- Stronghold</text:p>
      <text:p text:style-name="P4"/>
      <text:p text:style-name="P4"/>
      <text:p text:style-name="P4">- Make agents static game objects while they are fighting ; we could also make them static while they are standing, but other units will not be able to get to their squad position, because it will be surrounded ;</text:p>
      <text:p text:style-name="P4">- Combining agent and obstacle does not work well - units stop before they reach thier destination ; units can't find path to destination because it is surrounded by other units from the same squad ;</text:p>
      <text:p text:style-name="P4"/>
      <text:p text:style-name="P1"><text:span text:style-name="T4">- </text:span><text:span text:style-name="T3">Attacking enemy units </text:span><text:span text:style-name="T4">- detect if enemy unit is in range ; when enemy unit is in range of your unit, stop your unit and make it dynamic obstacle, so it can't be pushed by other units, so that back rows stay behind front rows while they fight ; </text:span><text:span text:style-name="T3">each unit attacks the closest unit from enemy squad </text:span><text:span text:style-name="T4">; <text:s/>but calculating closest enemy unit for each of attacking units is 30 * 30 loops plus calculating squared distance between each of them ; these calculations should be limited to ~~ 1 per 500 ms ;</text:span></text:p>
      <text:p text:style-name="P4"/>
      <text:p text:style-name="P4">- Destination position is not assigned well - center of squad is a little to the left.</text:p>
      <text:p text:style-name="P4">- We could move units, instead of squads. Assign a squad leader, and set his destination. When he moves by 2 meters, compute positions for all ohter units relative to squad leader, and make them find path to that position. Squad leader needs to be in front row, so he doesn't push units in front of him.</text:p>
      <text:p text:style-name="P4">- For passing through narrow passages, user needs to select another formation: vertical line. When squad is moving in this formation, assign squad leader, set his destination, and make all other units follow him. But, in order for a squad leader to navigate, we need sepearate navigation mesh, with smaller agent radius.</text:p>
      <text:p text:style-name="P4">- How to move squads through narrow space - when squad reaches point where he can't <text:soft-page-break/>go further as a rectangle, but can as a unit, assign a squad leader and order him to move through, and order all other units in the squad to follow him to a relative position.</text:p>
      <text:p text:style-name="P4">- The problem is finding the place where squad can't go further as a rectang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0DT3H27M46S</meta:editing-duration>
    <meta:editing-cycles>1076</meta:editing-cycles>
    <meta:generator>LibreOffice/5.1.6.2$Linux_X86_64 LibreOffice_project/10m0$Build-2</meta:generator>
    <dc:date>2017-12-25T15:39:42.595132597</dc:date>
    <meta:document-statistic meta:table-count="0" meta:image-count="0" meta:object-count="0" meta:page-count="5" meta:paragraph-count="63" meta:word-count="1344" meta:character-count="7553" meta:non-whitespace-character-count="6238"/>
    <meta:user-defined meta:name="Info 1"/>
    <meta:user-defined meta:name="Info 2"/>
    <meta:user-defined meta:name="Info 3"/>
    <meta:user-defined meta:name="Info 4"/>
  </office:meta>
</office:document-meta>
</file>